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1a53b" officeooo:paragraph-rsid="0011a53b" style:font-size-asian="22pt" style:font-size-complex="22pt"/>
    </style:style>
    <style:style style:name="P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66pt" officeooo:rsid="0011a53b" officeooo:paragraph-rsid="0011a53b" style:font-size-asian="66pt" style:font-size-complex="66pt"/>
    </style:style>
    <style:style style:name="P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22pt" officeooo:rsid="0011a53b" officeooo:paragraph-rsid="0011a53b" style:font-size-asian="22pt" style:font-size-complex="22pt"/>
    </style:style>
    <style:style style:name="P4" style:family="paragraph" style:parent-style-name="Text_20_body">
      <style:text-properties fo:font-size="22pt" style:font-size-asian="22pt" style:font-size-complex="22pt"/>
    </style:style>
    <style:style style:name="P5" style:family="paragraph" style:parent-style-name="Text_20_body">
      <style:text-properties fo:font-size="22pt" officeooo:rsid="0011a53b" officeooo:paragraph-rsid="0011a53b" style:font-size-asian="22pt" style:font-size-complex="22pt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22pt" style:font-size-asian="22pt" style:font-size-complex="2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22pt" officeooo:rsid="0011a53b" style:font-size-asian="22pt" style:font-size-complex="22p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22pt" officeooo:rsid="0011a53b" officeooo:paragraph-rsid="0011a53b" style:font-size-asian="22pt" style:font-size-complex="22pt"/>
    </style:style>
    <style:style style:name="P10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22pt" officeooo:paragraph-rsid="0011a53b" style:font-size-asian="22pt" style:font-size-complex="22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22pt" officeooo:rsid="0011a53b" officeooo:paragraph-rsid="0011a53b" style:font-size-asian="22pt" style:font-size-complex="2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her chanel</text:p>
      <text:p text:style-name="P1">ether chanel is basically used for redundency if one fall another thing start working</text:p>
      <text:p text:style-name="P3"/>
      <text:p text:style-name="P3">Switch 1</text:p>
      <text:p text:style-name="P1"/>
      <text:p text:style-name="P1"/>
      <text:p text:style-name="P5">Switch&gt;en</text:p>
      <text:p text:style-name="P7">Switch#conf t</text:p>
      <text:p text:style-name="P7">Enter configuration commands, one per line. End with CNTL/Z.</text:p>
      <text:p text:style-name="P7">Switch(config)#int range f0/1-3</text:p>
      <text:p text:style-name="P7">Switch(config-if-range)#chanel</text:p>
      <text:p text:style-name="P7">Switch(config-if-range)#chanel</text:p>
      <text:p text:style-name="P7">Switch(config-if-range)#chann</text:p>
      <text:p text:style-name="P7">Switch(config-if-range)#channel ?</text:p>
      <text:p text:style-name="P7">% Ambiguous command: "channel "</text:p>
      <text:p text:style-name="P7">Switch(config-if-range)#chan?</text:p>
      <text:p text:style-name="P7">channel-group channel-protocol </text:p>
      <text:p text:style-name="P7">Switch(config-if-range)#channel-pr</text:p>
      <text:p text:style-name="P7">Switch(config-if-range)#channel-protocol pagp</text:p>
      <text:p text:style-name="P7"><text:soft-page-break/></text:p>
      <text:p text:style-name="P7">Switch(config-if-range)#channel-group 1 mode desirable </text:p>
      <text:p text:style-name="P7">Switch(config-if-range)#</text:p>
      <text:p text:style-name="P7">Creating a port-channel interface Port-channel 1</text:p>
      <text:p text:style-name="P4"/>
      <text:p text:style-name="P7">Switch#sh etherchannel summary </text:p>
      <text:p text:style-name="P8"/>
      <text:p text:style-name="P8"/>
      <text:p text:style-name="P8"/>
      <text:p text:style-name="P8"/>
      <text:p text:style-name="P11"/>
      <text:p text:style-name="P11">switch2</text:p>
      <text:p text:style-name="P9">Switch&gt;en</text:p>
      <text:p text:style-name="P7">Switch#conf t</text:p>
      <text:p text:style-name="P7">Switch(config)#int range fastEthernet 0/1-3</text:p>
      <text:p text:style-name="P7">Switch(config-if-range)#channel-p</text:p>
      <text:p text:style-name="P7">Switch(config-if-range)#channel-protocol pagp</text:p>
      <text:p text:style-name="P7">Switch(config-if-range)#channel-gro</text:p>
      <text:p text:style-name="P7">Switch(config-if-range)#channel-group 1 mode </text:p>
      <text:p text:style-name="P10">Switch(config-if-range)#channel-group 1 mode de</text:p>
      <text:p text:style-name="P10"><text:soft-page-break/>Switch(config-if-range)#channel-group 1 mode desirable </text:p>
      <text:p text:style-name="P7"/>
      <text:p text:style-name="P7">Switch#sh etherchannel summary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0T12:45:00.119437885</meta:creation-date>
    <dc:date>2018-09-20T12:55:19.796106899</dc:date>
    <meta:editing-duration>PT6S</meta:editing-duration>
    <meta:editing-cycles>1</meta:editing-cycles>
    <meta:document-statistic meta:table-count="0" meta:image-count="0" meta:object-count="0" meta:page-count="3" meta:paragraph-count="31" meta:word-count="89" meta:character-count="1031" meta:non-whitespace-character-count="967"/>
    <meta:generator>LibreOffice/5.4.7.2$Linux_X86_64 LibreOffice_project/40$Build-2</meta:generator>
  </office:meta>
</office:document-meta>
</file>